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0" style:family="paragraph" style:parent-style-name="Standard">
      <style:paragraph-properties>
        <style:tab-stops>
          <style:tab-stop style:position="3.701cm"/>
          <style:tab-stop style:position="9.601cm"/>
        </style:tab-stops>
      </style:paragraph-properties>
      <style:text-properties style:font-name="Gill Sans MT_CCJU" fo:font-size="10pt" style:font-size-asian="10pt" style:font-size-complex="10pt"/>
    </style:style>
    <style:style style:name="P11" style:family="paragraph" style:parent-style-name="Standard">
      <style:paragraph-properties>
        <style:tab-stops>
          <style:tab-stop style:position="3.701cm"/>
          <style:tab-stop style:position="9.5cm"/>
        </style:tab-stops>
      </style:paragraph-properties>
      <style:text-properties style:font-name="Gill Sans MT_CCJU" fo:font-size="10pt" style:font-size-asian="10pt"/>
    </style:style>
    <style:style style:name="P12" style:family="paragraph" style:parent-style-name="Standard">
      <style:paragraph-properties>
        <style:tab-stops>
          <style:tab-stop style:position="9.5cm"/>
        </style:tab-stops>
      </style:paragraph-properties>
      <style:text-properties style:font-name="Gill Sans MT_CCJU"/>
    </style:style>
    <style:style style:name="P13" style:family="paragraph" style:parent-style-name="Standard">
      <style:paragraph-properties>
        <style:tab-stops>
          <style:tab-stop style:position="3.701cm"/>
          <style:tab-stop style:position="9.601cm"/>
        </style:tab-stops>
      </style:paragraph-properties>
      <style:text-properties fo:font-size="10pt" style:font-size-asian="10pt" style:font-size-complex="10pt"/>
    </style:style>
    <style:style style:name="P14" style:family="paragraph" style:parent-style-name="Standard">
      <style:paragraph-properties>
        <style:tab-stops>
          <style:tab-stop style:position="3.701cm"/>
          <style:tab-stop style:position="9.5cm"/>
        </style:tab-stops>
      </style:paragraph-properties>
      <style:text-properties fo:color="#000000" style:font-name="Gill Sans MT_CCJU" fo:font-size="10pt" style:font-size-asian="10pt" style:font-size-complex="10pt"/>
    </style:style>
    <style:style style:name="P15" style:family="paragraph" style:parent-style-name="Standard" style:master-page-nam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style:style>
    <style:style style:name="T2" style:family="text">
      <style:text-properties fo:font-size="11pt" style:font-size-asian="11pt"/>
    </style:style>
    <style:style style:name="T3" style:family="text">
      <style:text-properties fo:font-size="11pt" style:font-size-asian="11pt" style:font-size-complex="11pt"/>
    </style:style>
    <style:style style:name="T4" style:family="text">
      <style:text-properties fo:color="#000000" style:font-name="Gill Sans MT_CCJU"/>
    </style:style>
    <style:style style:name="T5" style:family="text">
      <style:text-properties fo:color="#000000" style:font-size-complex="10pt"/>
    </style:style>
    <style:style style:name="T6" style:family="text">
      <style:text-properties fo:color="#000000" fo:font-size="11pt" style:font-size-asian="11pt" style:font-size-complex="11pt"/>
    </style:style>
    <style:style style:name="T7" style:family="text">
      <style:text-properties style:font-name="Wingdings" fo:language="fr" fo:country="FR"/>
    </style:style>
    <style:style style:name="T8" style:family="text">
      <style:text-properties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9"/>
      <text:p text:style-name="P9"/>
      <text:p text:style-name="P9"/>
      <text:p text:style-name="P9"/>
      <text:p text:style-name="P12"><text:span text:style-name="T2"><text:tab/></text:span><text:span text:style-name="T2">%=ADR01=%</text:span></text:p>
      <text:p text:style-name="P9"><text:tab/>%=ADR02=%</text:p>
      <text:p text:style-name="P9"><text:tab/>%=ADR03=%</text:p>
      <text:p text:style-name="P9"><text:tab/>%=ADR04=%</text:p>
      <text:p text:style-name="P9"><text:tab/>%=ADR05=%</text:p>
      <text:p text:style-name="P9"><text:tab/>%=ADR06=%</text:p>
      <text:p text:style-name="P10"/>
      <text:p text:style-name="P10">Personne de référence :</text:p>
      <text:p text:style-name="P13"><text:bookmark-start text:name="ADR012"/><text:span text:style-name="T4">%=FULLREF=%</text:span><text:bookmark-end text:name="ADR012"/><text:span text:style-name="T4"> </text:span><text:span text:style-name="T7">w</text:span><text:span text:style-name="T1">Tél. %=TEL=%</text:span></text:p>
      <text:p text:style-name="P10"/>
      <text:p text:style-name="P11"><text:span text:style-name="T8">N/réf. </text:span><text:bookmark-start text:name="ADR0121"/><text:bookmark-start text:name="ListeDéroulante2"/><text:span text:style-name="T5">%=REF=%</text:span><text:bookmark-end text:name="ADR0121"/><text:bookmark-end text:name="ListeDéroulante2"/><text:span text:style-name="T5"> <text:tab/></text:span><text:span text:style-name="T8">No contribuable </text:span><text:bookmark-start text:name="ADR01211"/><text:bookmark-start text:name="ListeDéroulante21"/><text:bookmark-start text:name="CONTR"/><text:span text:style-name="T5">%=NOCONTR=%</text:span><text:bookmark-end text:name="ADR01211"/><text:bookmark-end text:name="ListeDéroulante21"/><text:bookmark-end text:name="CONTR"/><text:span text:style-name="T5"> <text:tab/></text:span><text:span text:style-name="T3">Saignelégier, le </text:span><text:bookmark-start text:name="ADR01212"/><text:bookmark-start text:name="ListeDéroulante22"/><text:bookmark-start text:name="DDOC"/><text:span text:style-name="T6">%=DDOC=%</text:span><text:bookmark-end text:name="ADR01212"/><text:bookmark-end text:name="ListeDéroulante22"/><text:bookmark-end text:name="DDOC"/></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2-03-27T14:19:46.33</dc:date>
    <meta:print-date>2003-09-10T06:53:00</meta:print-date>
    <meta:editing-cycles>98</meta:editing-cycles>
    <meta:editing-duration>PT5H58M40S</meta:editing-duration>
    <meta:document-statistic meta:table-count="0" meta:image-count="0" meta:object-count="0" meta:page-count="1" meta:paragraph-count="16" meta:word-count="163" meta:character-count="1046"/>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